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ヒラギノ角ゴ ProN W3" style:font-name-complex="Arial Unicode M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post_id</text:p>
          </table:table-cell>
          <table:table-cell office:value-type="string">
            <text:p>post_parent</text:p>
          </table:table-cell>
          <table:table-cell office:value-type="string">
            <text:p>post_type</text:p>
          </table:table-cell>
          <table:table-cell office:value-type="string">
            <text:p>post_status</text:p>
          </table:table-cell>
          <table:table-cell office:value-type="string">
            <text:p>post_title</text:p>
          </table:table-cell>
          <table:table-cell office:value-type="string">
            <text:p>post_content</text:p>
          </table:table-cell>
          <table:table-cell office:value-type="string">
            <text:p>menu_order</text:p>
          </table:table-cell>
        </table:table-row>
        <table:table-row table:style-name="ro1">
          <table:table-cell table:number-columns-repeated="2"/>
          <table:table-cell office:value-type="string">
            <text:p>page</text:p>
          </table:table-cell>
          <table:table-cell office:value-type="string">
            <text:p>publish</text:p>
          </table:table-cell>
          <table:table-cell office:value-type="string">
            <text:p>Import Page Test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ge</text:p>
          </table:table-cell>
          <table:table-cell/>
          <table:table-cell office:value-type="string">
            <text:p>Child Page Test</text:p>
          </table:table-cell>
          <table:table-cell office:value-type="string">
            <text:p>This page is child of sample pag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ge</text:p>
          </table:table-cell>
          <table:table-cell/>
          <table:table-cell table:style-name="ce1" office:value-type="string">
            <text:p>Child Page Test 3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age</text:p>
          </table:table-cell>
          <table:table-cell/>
          <table:table-cell table:style-name="ce1" office:value-type="string">
            <text:p>Child Page Test 2</text:p>
          </table:table-cell>
          <table:table-cell/>
          <table:table-cell office:value-type="float" office:value="2">
            <text:p>2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4">0000/00/00</text:date>, <text:time style:data-style-name="N2" text:time-value="0000-00-00T14:31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3T04:28:09</meta:creation-date>
    <dc:date>2013-10-04T14:36:36</dc:date>
    <meta:editing-duration>PT1M33S</meta:editing-duration>
    <meta:editing-cycles>5</meta:editing-cycles>
    <meta:generator>LibreOffice/4.0.5.2$MacOSX_x86 LibreOffice_project/5464147a081647a250913f19c0715bca595af2f</meta:generator>
    <meta:document-statistic meta:table-count="1" meta:cell-count="23" meta:object-count="0"/>
  </office:meta>
</office:document-meta>
</file>